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15.89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3" style:family="paragraph" style:parent-style-name="Subtitle">
      <style:text-properties officeooo:paragraph-rsid="0010f15a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able_20_Contents" style:list-style-name="L1">
      <style:paragraph-properties fo:margin-top="0cm" fo:margin-bottom="0.499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ortant Linux Directorie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2">Purpose</text:p>
          </table:table-cell>
        </table:table-row>
        <table:table-row>
          <table:table-cell table:style-name="Table1.A1" office:value-type="string">
            <text:p text:style-name="P1"><text:span text:style-name="Source_20_Text">/usr</text:span></text:p>
          </table:table-cell>
          <table:table-cell table:style-name="Table1.A1" office:value-type="string">
            <text:p text:style-name="P1">Installed software, shared libraries, include files, and static read-only program data. Important subdirectories include:</text:p>
            <text:list xml:id="list2943146191936575470" text:style-name="L1">
              <text:list-item>
                <text:p text:style-name="P6"><text:span text:style-name="Source_20_Text">/usr/bin</text:span>: User commands</text:p>
              </text:list-item>
              <text:list-item>
                <text:p text:style-name="P6"><text:span text:style-name="Source_20_Text">/usr/sbin</text:span>: System administration commands</text:p>
              </text:list-item>
              <text:list-item>
                <text:p text:style-name="P6"><text:span text:style-name="Source_20_Text">/usr/local</text:span>: Locally customized software</text:p>
              </text:list-item>
            </text:list>
          </table:table-cell>
        </table:table-row>
        <table:table-row>
          <table:table-cell table:style-name="Table1.A1" office:value-type="string">
            <text:p text:style-name="P1"><text:span text:style-name="Source_20_Text">/etc</text:span></text:p>
          </table:table-cell>
          <table:table-cell table:style-name="Table1.A1" office:value-type="string">
            <text:p text:style-name="P1">Configuration files specific to system.</text:p>
          </table:table-cell>
        </table:table-row>
        <table:table-row>
          <table:table-cell table:style-name="Table1.A1" office:value-type="string">
            <text:p text:style-name="P1"><text:span text:style-name="Source_20_Text">/var</text:span></text:p>
          </table:table-cell>
          <table:table-cell table:style-name="Table1.A1" office:value-type="string">
            <text:p text:style-name="P1">Variable data specific to system that should persist between boots. Under <text:span text:style-name="Source_20_Text">/var</text:span> are files that dynamically change.</text:p>
            <text:p text:style-name="P1">Examples: Databases, cache directories, log files, printer-spooled documents, and website content.</text:p>
          </table:table-cell>
        </table:table-row>
        <table:table-row>
          <table:table-cell table:style-name="Table1.A1" office:value-type="string">
            <text:p text:style-name="P1"><text:span text:style-name="Source_20_Text">/run</text:span></text:p>
          </table:table-cell>
          <table:table-cell table:style-name="Table1.A1" office:value-type="string">
            <text:p text:style-name="P1">Runtime data for processes started since last boot. Includes process ID files and lock files. Contents of <text:span text:style-name="Source_20_Text">/run</text:span> is recreated on reboot.</text:p>
            <text:p text:style-name="P1"><text:span text:style-name="Source_20_Text">/run</text:span> consolidates <text:span text:style-name="Source_20_Text">/var/run</text:span> and <text:span text:style-name="Source_20_Text">/var/lock</text:span> from older versions of Red Hat Enterprise Linux.</text:p>
          </table:table-cell>
        </table:table-row>
        <table:table-row>
          <table:table-cell table:style-name="Table1.A1" office:value-type="string">
            <text:p text:style-name="P1"><text:span text:style-name="Source_20_Text">/home</text:span></text:p>
          </table:table-cell>
          <table:table-cell table:style-name="Table1.A1" office:value-type="string">
            <text:p text:style-name="P1">Where regular users store personal data and configuration files.</text:p>
          </table:table-cell>
        </table:table-row>
        <table:table-row>
          <table:table-cell table:style-name="Table1.A1" office:value-type="string">
            <text:p text:style-name="P1"><text:span text:style-name="Source_20_Text">/root</text:span></text:p>
          </table:table-cell>
          <table:table-cell table:style-name="Table1.A1" office:value-type="string">
            <text:p text:style-name="P1">Home directory for <text:span text:style-name="Source_20_Text">root</text:span>, the administrative superuser.</text:p>
          </table:table-cell>
        </table:table-row>
        <table:table-row>
          <table:table-cell table:style-name="Table1.A1" office:value-type="string">
            <text:p text:style-name="P1"><text:span text:style-name="Source_20_Text">/tmp</text:span></text:p>
          </table:table-cell>
          <table:table-cell table:style-name="Table1.A1" office:value-type="string">
            <text:p text:style-name="P1">World-writable space for temporary files. Files that are not accessed, changed, or modified for 10 days are deleted automatically. </text:p>
            <text:p text:style-name="P1"><text:span text:style-name="Source_20_Text">/var/tmp</text:span> is also a temporary directory in which files that have not been accessed, changed, or modified in more than 30 days are deleted automatically.</text:p>
          </table:table-cell>
        </table:table-row>
        <table:table-row>
          <table:table-cell table:style-name="Table1.A1" office:value-type="string">
            <text:p text:style-name="P1"><text:span text:style-name="Source_20_Text">/boot</text:span></text:p>
          </table:table-cell>
          <table:table-cell table:style-name="Table1.A1" office:value-type="string">
            <text:p text:style-name="P1">Contains files needed to start boot process.</text:p>
          </table:table-cell>
        </table:table-row>
        <table:table-row>
          <table:table-cell table:style-name="Table1.A1" office:value-type="string">
            <text:p text:style-name="P1"><text:span text:style-name="Source_20_Text">/dev</text:span></text:p>
          </table:table-cell>
          <table:table-cell table:style-name="Table1.A1" office:value-type="string">
            <text:p text:style-name="P1">Contains special device files that are used by system to access hardware.</text:p>
          </table:table-cell>
        </table:table-row>
      </table:table>
      <text:p text:style-name="Standard"/>
      <text:p text:style-name="Standard"/>
      <text:h text:style-name="Heading_20_1" text:outline-level="1"><text:soft-page-break/>Symbolic Link Directories</text:h>
      <text:list xml:id="list7909873032944478118" text:style-name="L2">
        <text:list-item>
          <text:p text:style-name="P4">Older directories in <text:span text:style-name="Source_20_Text">/</text:span> now have the same content as their counterparts in <text:span text:style-name="Source_20_Text">/usr</text:span>:</text:p>
          <text:list>
            <text:list-item>
              <text:p text:style-name="P4"><text:span text:style-name="Source_20_Text">/bin</text:span> and <text:span text:style-name="Source_20_Text">/usr/bin</text:span></text:p>
            </text:list-item>
            <text:list-item>
              <text:p text:style-name="P4"><text:span text:style-name="Source_20_Text">/sbin</text:span> and <text:span text:style-name="Source_20_Text">/usr/sbin</text:span></text:p>
            </text:list-item>
            <text:list-item>
              <text:p text:style-name="P4"><text:span text:style-name="Source_20_Text">/lib</text:span> and <text:span text:style-name="Source_20_Text">/usr/lib</text:span></text:p>
            </text:list-item>
            <text:list-item>
              <text:p text:style-name="P4"><text:span text:style-name="Source_20_Text">/lib64</text:span> and <text:span text:style-name="Source_20_Text">/usr/lib64</text:span></text:p>
            </text:list-item>
          </text:list>
        </text:list-item>
        <text:list-item>
          <text:p text:style-name="P4">Formerly these were distinct directories with different files</text:p>
        </text:list-item>
        <text:list-item>
          <text:p text:style-name="P4">Directories in <text:span text:style-name="Source_20_Text">/</text:span> are symbolic links to matching directories in <text:span text:style-name="Source_20_Text">/usr</text:span></text:p>
        </text:list-item>
      </text:list>
      <text:p text:style-name="Text_20_body">References</text:p>
      <text:list xml:id="list1027497484999714304" text:style-name="L3">
        <text:list-item>
          <text:p text:style-name="P5"><text:span text:style-name="Source_20_Text">hier</text:span>(7) man page</text:p>
        </text:list-item>
        <text:list-item>
          <text:p text:style-name="P5"><text:a xlink:type="simple" xlink:href="http://www.pathname.com/fhs" office:target-frame-name="_blank" xlink:show="new" text:style-name="Internet_20_link" text:visited-style-name="Visited_20_Internet_20_Link">Filesystem Hierarchy Standard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lin Georgiev</meta:initial-creator>
    <meta:creation-date>2018-03-11T21:01:26.022554704</meta:creation-date>
    <dc:date>2018-03-11T21:03:10.223291598</dc:date>
    <dc:creator>Pavlin Georgiev</dc:creator>
    <meta:editing-duration>PT1M10S</meta:editing-duration>
    <meta:editing-cycles>2</meta:editing-cycles>
    <meta:generator>LibreOffice/5.0.6.2$Linux_X86_64 LibreOffice_project/00$Build-2</meta:generator>
    <meta:document-statistic meta:table-count="1" meta:image-count="0" meta:object-count="0" meta:page-count="2" meta:paragraph-count="38" meta:word-count="253" meta:character-count="1668" meta:non-whitespace-character-count="1464"/>
  </office:meta>
</office:document-meta>
</file>